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rsid="0038bac9" officeooo:paragraph-rsid="0038bac9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style:font-name="Rubik" fo:font-size="15pt" officeooo:paragraph-rsid="003ef27d" style:font-size-asian="15pt" style:font-name-complex="Rubik" style:font-size-complex="15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1pt" officeooo:paragraph-rsid="005139cf" style:font-size-asian="11pt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1pt" officeooo:paragraph-rsid="00535cd0" style:font-size-asian="11pt" style:font-size-complex="11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1pt" officeooo:paragraph-rsid="0055c485" style:font-size-asian="11pt" style:font-size-complex="11pt"/>
    </style:style>
    <style:style style:name="P23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535cd0" fo:background-color="#fff200" style:font-size-asian="11pt" style:font-style-asian="normal" style:font-weight-asian="bold" style:font-name-complex="Arial" style:font-size-complex="11pt" style:font-weight-complex="bold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8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30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31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5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4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5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30ea8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ef65" style:font-weight-asian="normal" style:font-name-complex="Ari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18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19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0" style:family="text">
      <style:text-properties style:text-underline-style="solid" style:text-underline-width="auto" style:text-underline-color="font-color" officeooo:rsid="0024ef65" style:font-name-complex="Arial"/>
    </style:style>
    <style:style style:name="T21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2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3" style:family="text">
      <style:text-properties style:use-window-font-color="true" officeooo:rsid="0024ef65" style:font-name-complex="Arial"/>
    </style:style>
    <style:style style:name="T2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5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7" style:family="text">
      <style:text-properties style:use-window-font-color="true" officeooo:rsid="0032d9c9" fo:background-color="transparent" loext:char-shading-value="0"/>
    </style:style>
    <style:style style:name="T28" style:family="text">
      <style:text-properties style:use-window-font-color="true" style:text-underline-style="none" officeooo:rsid="0016c3f7" fo:background-color="transparent" loext:char-shading-value="0"/>
    </style:style>
    <style:style style:name="T29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0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1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3" style:family="text">
      <style:text-properties officeooo:rsid="0016c3f7"/>
    </style:style>
    <style:style style:name="T34" style:family="text">
      <style:text-properties fo:color="#ff3333" fo:language="fr" fo:country="FR" officeooo:rsid="002d6398" fo:background-color="#ffff00" loext:char-shading-value="0"/>
    </style:style>
    <style:style style:name="T35" style:family="text">
      <style:text-properties fo:color="#ff3333" style:text-underline-style="none" officeooo:rsid="0032d9c9" fo:background-color="#ffff00" loext:char-shading-value="0"/>
    </style:style>
    <style:style style:name="T36" style:family="text">
      <style:text-properties fo:color="#ff3333" officeooo:rsid="0032d9c9" fo:background-color="#ffff00" loext:char-shading-value="0"/>
    </style:style>
    <style:style style:name="T37" style:family="text">
      <style:text-properties officeooo:rsid="00186935"/>
    </style:style>
    <style:style style:name="T38" style:family="text">
      <style:text-properties officeooo:rsid="0018a05b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32d9c9" fo:background-color="transparent" loext:char-shading-value="0"/>
    </style:style>
    <style:style style:name="T41" style:family="text">
      <style:text-properties officeooo:rsid="003ef27d" fo:background-color="transparent" loext:char-shading-value="0"/>
    </style:style>
    <style:style style:name="T42" style:family="text">
      <style:text-properties fo:language="fr" fo:country="FR"/>
    </style:style>
    <style:style style:name="T43" style:family="text">
      <style:text-properties fo:language="fr" fo:country="FR" style:text-underline-style="solid" style:text-underline-width="auto" style:text-underline-color="font-color"/>
    </style:style>
    <style:style style:name="T44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language="fr" fo:country="FR" fo:font-weight="normal" style:font-weight-asian="normal" style:font-weight-complex="normal"/>
    </style:style>
    <style:style style:name="T46" style:family="text">
      <style:text-properties fo:language="fr" fo:country="FR" fo:font-weight="normal" officeooo:rsid="003ef27d" style:font-weight-asian="normal" style:font-weight-complex="normal"/>
    </style:style>
    <style:style style:name="T47" style:family="text">
      <style:text-properties style:text-position="super 58%"/>
    </style:style>
    <style:style style:name="T48" style:family="text">
      <style:text-properties fo:color="#111111" style:font-name-complex="Arial"/>
    </style:style>
    <style:style style:name="T49" style:family="text">
      <style:text-properties fo:color="#111111" officeooo:rsid="001f4b30" style:font-name-complex="Arial"/>
    </style:style>
    <style:style style:name="T50" style:family="text">
      <style:text-properties fo:color="#111111" officeooo:rsid="0024ef65" style:font-name-complex="Arial"/>
    </style:style>
    <style:style style:name="T51" style:family="text">
      <style:text-properties fo:color="#111111" officeooo:rsid="002d6398" style:font-name-complex="Arial"/>
    </style:style>
    <style:style style:name="T52" style:family="text">
      <style:text-properties fo:color="#111111" officeooo:rsid="003ef27d" style:font-name-complex="Arial"/>
    </style:style>
    <style:style style:name="T53" style:family="text">
      <style:text-properties style:text-underline-style="none" officeooo:rsid="0016c3f7"/>
    </style:style>
    <style:style style:name="T54" style:family="text">
      <style:text-properties fo:text-transform="uppercase"/>
    </style:style>
    <style:style style:name="T55" style:family="text">
      <style:text-properties fo:text-transform="uppercase" officeooo:rsid="0016c3f7"/>
    </style:style>
    <style:style style:name="T56" style:family="text">
      <style:text-properties fo:text-transform="uppercase" officeooo:rsid="003ef27d"/>
    </style:style>
    <style:style style:name="T57" style:family="text">
      <style:text-properties fo:color="#ce181e" officeooo:rsid="0032d9c9" fo:background-color="#ffff00" loext:char-shading-value="0"/>
    </style:style>
    <style:style style:name="T58" style:family="text">
      <style:text-properties fo:color="#ce181e" officeooo:rsid="003ef27d" fo:background-color="#fff200" loext:char-shading-value="0"/>
    </style:style>
    <style:style style:name="T59" style:family="text">
      <style:text-properties fo:color="#ce181e" fo:language="fr" fo:country="FR" fo:font-weight="normal" officeooo:rsid="003ef27d" fo:background-color="#fff200" loext:char-shading-value="0" style:font-weight-asian="normal" style:font-weight-complex="normal"/>
    </style:style>
    <style:style style:name="T60" style:family="text">
      <style:text-properties officeooo:rsid="003ef27d"/>
    </style:style>
    <style:style style:name="T61" style:family="text">
      <style:text-properties officeooo:rsid="004d36f0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44" text:outline-level="4">Date d’affichage</text:h>
            <text:h text:style-name="P44" text:outline-level="4">de la demande</text:h>
          </table:table-cell>
          <table:table-cell table:style-name="Tableau2.A1" office:value-type="string">
            <text:h text:style-name="P44" text:outline-level="4">Date d’ouverture</text:h>
            <text:h text:style-name="P44" text:outline-level="4">de l’enquête</text:h>
          </table:table-cell>
          <table:table-cell table:style-name="Tableau2.A1" office:value-type="string">
            <text:h text:style-name="P45" text:outline-level="4">Lieu et date </text:h>
            <text:h text:style-name="P45" text:outline-level="4">de clôture de l’enquête</text:h>
          </table:table-cell>
          <table:table-cell table:style-name="Tableau2.D1" office:value-type="string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table:style-name="Tableau2.A1" office:value-type="string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table:style-name="Tableau2.D1" office:value-type="string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6:34.657423740</dc:date>
    <dc:language>fr-FR</dc:language>
    <meta:editing-cycles>165</meta:editing-cycles>
    <meta:editing-duration>P1DT13H38M52S</meta:editing-duration>
    <dc:creator>bleybaert</dc:creator>
    <meta:document-statistic meta:table-count="1" meta:image-count="0" meta:object-count="0" meta:page-count="2" meta:paragraph-count="45" meta:word-count="371" meta:character-count="2621" meta:non-whitespace-character-count="2339"/>
    <meta:user-defined meta:name="Info 1"/>
    <meta:user-defined meta:name="Info 2"/>
    <meta:user-defined meta:name="Info 3"/>
    <meta:user-defined meta:name="Info 4"/>
  </office:meta>
</office:document-meta>
</file>